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c21c" officeooo:paragraph-rsid="0000c21c"/>
    </style:style>
    <style:style style:name="P2" style:family="paragraph" style:parent-style-name="Standard">
      <style:text-properties officeooo:rsid="0000cb96" officeooo:paragraph-rsid="0000cb96"/>
    </style:style>
    <style:style style:name="P3" style:family="paragraph" style:parent-style-name="Text_20_body">
      <style:text-properties officeooo:rsid="0000c21c" officeooo:paragraph-rsid="0000c21c"/>
    </style:style>
    <style:style style:name="P4" style:family="paragraph" style:parent-style-name="Text_20_body">
      <style:text-properties officeooo:rsid="0000cb96" officeooo:paragraph-rsid="0000cb96"/>
    </style:style>
    <style:style style:name="P5" style:family="paragraph" style:parent-style-name="Text_20_body">
      <style:text-properties officeooo:rsid="0004194a" officeooo:paragraph-rsid="0004194a"/>
    </style:style>
    <style:style style:name="P6" style:family="paragraph" style:parent-style-name="Text_20_body">
      <style:text-properties officeooo:paragraph-rsid="0000c21c"/>
    </style:style>
    <style:style style:name="P7" style:family="paragraph" style:parent-style-name="Text_20_body">
      <style:text-properties officeooo:rsid="00047b28" officeooo:paragraph-rsid="00047b28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Preformatted_20_Text">
      <style:text-properties officeooo:rsid="0000c21c" officeooo:paragraph-rsid="0000c21c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0c21c"/>
    </style:style>
    <style:style style:name="T2" style:family="text">
      <style:text-properties officeooo:rsid="0000cb96"/>
    </style:style>
    <style:style style:name="T3" style:family="text">
      <style:text-properties officeooo:rsid="0002ae5c"/>
    </style:style>
    <style:style style:name="T4" style:family="text">
      <style:text-properties officeooo:rsid="00041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s</text:h>
      <text:p text:style-name="P1">Analogous to arrays.</text:p>
      <text:p text:style-name="P1">List1=[]</text:p>
      <text:p text:style-name="P1"/>
      <text:p text:style-name="P2">How to duplicate a list:</text:p>
      <text:p text:style-name="P9"><text:span text:style-name="Source_20_Text"/></text:p>
      <text:p text:style-name="P9"><text:span text:style-name="Source_20_Text">names = ['Nicholas', 'Michelle', 'Alex']</text:span></text:p>
      <text:p text:style-name="Preformatted_20_Text"><text:span text:style-name="Source_20_Text">copyNames = list(names)</text:span></text:p>
      <text:p text:style-name="P10"><text:span text:style-name="Source_20_Text">print(names is copyNames)<text:tab/></text:span><text:span text:style-name="Source_20_Text"><text:span text:style-name="T2">#False</text:span></text:span></text:p>
      <text:p text:style-name="P9"><text:span text:style-name="Source_20_Text">list_names = ['Nicholas', 'Michelle', 'Alex']</text:span></text:p>
      <text:p text:style-name="Preformatted_20_Text"><text:span text:style-name="Source_20_Text">list_names.append("Mercy")</text:span></text:p>
      <text:p text:style-name="P10"><text:span text:style-name="Source_20_Text">print(list_names)</text:span></text:p>
      <text:p text:style-name="P10"><text:span text:style-name="Source_20_Text">-</text:span><text:span text:style-name="Source_20_Text"><text:span text:style-name="T3">OR</text:span></text:span></text:p>
      <text:p text:style-name="P10"><text:span text:style-name="Source_20_Text">list_names = ['Nicholas', 'Michelle', 'Alex']</text:span></text:p>
      <text:p text:style-name="Preformatted_20_Text"><text:span text:style-name="Source_20_Text">list_names.insert(3, "Mercy")</text:span></text:p>
      <text:p text:style-name="P10"><text:span text:style-name="Source_20_Text">print(list_names)</text:span></text:p>
      <text:p text:style-name="P10"><text:span text:style-name="Source_20_Text"/></text:p>
      <text:h text:style-name="Heading_20_1" text:outline-level="1">Sets</text:h>
      <text:p text:style-name="P3">Only store unique values Union, Intersection.</text:p>
      <text:p text:style-name="P3">s2={1,2,3,4,5}</text:p>
      <text:p text:style-name="P3">s2.add(6)</text:p>
      <text:p text:style-name="P3">x=len(s2)</text:p>
      <text:p text:style-name="P3">s2.remove(3)</text:p>
      <text:p text:style-name="P3">x=2 in s2<text:tab/># True</text:p>
      <text:p text:style-name="P3">s=set(tomorrow) <text:tab/>#{‘t’, ‘m’, ‘w’, ‘o’, ‘r’}</text:p>
      <text:p text:style-name="P3">s={‘tomorrow’}<text:tab/>#{‘tomorrow’} #(initialized a set with a string)</text:p>
      <text:p text:style-name="P3">s3=s2.intersection(s1)<text:tab/><text:tab/>#similar to union is syntax</text:p>
      <text:p text:style-name="P6"><text:span text:style-name="T1"># other operations include copy, clear, difference, union, intersection, update, pop, etc.</text:span></text:p>
      <text:p text:style-name="P6"><text:span text:style-name="T4"># </text:span>to create an empty set you have to use set(), not {}; the latter creates an empty dictionary, a data structure that we discuss in the next section.</text:p>
      <text:h text:style-name="P8" text:outline-level="1">Tuples</text:h>
      <text:p text:style-name="P4">Tuples are immutable, and as such they can be used as keys in a dictionary. Tuples have lower memory overhead, and are faster than lists with a large amount of items (<text:a xlink:type="simple" xlink:href="https://stackabuse.com/lists-vs-tuples-in-python/" text:style-name="Internet_20_link" text:visited-style-name="Visited_20_Internet_20_Link">https://stackabuse.com/lists-vs-tuples-in-python/</text:a>)</text:p>
      <text:p text:style-name="P5">t=(1,2,3)</text:p>
      <text:p text:style-name="P5">x=t[0]<text:tab/><text:tab/># 1</text:p>
      <text:p text:style-name="P5">print(t[1])<text:tab/># 2</text:p>
      <text:p text:style-name="P5"/>
      <text:h text:style-name="Heading_20_1" text:outline-level="1">Dictionary</text:h>
      <text:p text:style-name="Text_20_body"/>
      <text:p text:style-name="P5">d={}</text:p>
      <text:p text:style-name="P5">d[“name”]=”Tom”</text:p>
      <text:p text:style-name="P5">d[“age”]=24</text:p>
      <text:p text:style-name="P5">d2={“name”: ”Tom”, ‘age’:24, ‘idnum’:’s1234’}</text:p>
      <text:p text:style-name="P7">x=d2[‘name’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0:36:54.307552384</meta:creation-date>
    <dc:date>2020-06-22T19:20:18.746052947</dc:date>
    <meta:editing-duration>PT8H20M43S</meta:editing-duration>
    <meta:editing-cycles>1</meta:editing-cycles>
    <meta:document-statistic meta:table-count="0" meta:image-count="0" meta:object-count="0" meta:page-count="2" meta:paragraph-count="37" meta:word-count="164" meta:character-count="1194" meta:non-whitespace-character-count="1064"/>
    <meta:generator>LibreOffice/6.0.7.3$Linux_X86_64 LibreOffice_project/00m0$Build-3</meta:generator>
  </office:meta>
</office:document-meta>
</file>